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72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1.813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1.789cm" fo:break-before="auto" style:use-optimal-row-height="true"/>
    </style:style>
    <style:style style:name="ro1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1)">
            <text:p>sn(2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5">
            <text:p>5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9T08:41:56.2">
            <text:p>2020/3/29 8:41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9cm" draw:caption-point-x="-1.353cm" draw:caption-point-y="2.43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34)">
            <text:p>sn(34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5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4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5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4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4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4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29T08:41:56.46">
            <text:p>2020/3/29 8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4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4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4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4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4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4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4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4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9.157cm" draw:caption-point-x="-1.353cm" draw:caption-point-y="2.43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4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29T08:41:56.58">
            <text:p>2020/3/29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85cm" draw:caption-point-x="-1.353cm" draw:caption-point-y="2.43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9T08:41:56.66">
            <text:p>2020/3/29 8:41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9cm" draw:caption-point-x="-1.353cm" draw:caption-point-y="2.43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34)">
            <text:p>sn(34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9T08:41:56.74">
            <text:p>2020/3/29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34)">
            <text:p>sn(34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9T08:41:56.83">
            <text:p>2020/3/29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number-columns-repeated="2"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29T08:41:56.91">
            <text:p>2020/3/29 8:4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0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9T08:41:57.01">
            <text:p>2020/3/29 8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34)">
            <text:p>sn(34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9T08:41:57.09">
            <text:p>2020/3/29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7cm" draw:caption-point-x="-1.353cm" draw:caption-point-y="2.23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0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9T08:41:57.21">
            <text:p>2020/3/29 8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34)">
            <text:p>sn(34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9T08:41:57.31">
            <text:p>2020/3/29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7cm" draw:caption-point-x="-1.353cm" draw:caption-point-y="2.23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database-ranges>
        <table:database-range table:target-range-address="sx.O2:sx.R22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2020/03/29</text:date>, <text:time>08:41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29T08:41:55.75</dc:date>
    <dc:creator>iwabuchi ken</dc:creator>
    <meta:editing-duration>P8DT47M56S</meta:editing-duration>
    <meta:editing-cycles>766</meta:editing-cycles>
    <meta:generator>OpenOffice/4.1.3$Win32 OpenOffice.org_project/413m1$Build-9783</meta:generator>
    <meta:document-statistic meta:table-count="11" meta:cell-count="4932" meta:object-count="0"/>
    <meta:user-defined meta:name="sheets-banding"/>
    <meta:user-defined meta:name="sheets-original-selection"/>
  </office:meta>
</office:document-meta>
</file>